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Aptos" style:font-family-asian="Aptos" style:font-family-complex="Aptos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fo:font-family="Aptos" style:font-family-asian="Aptos" style:font-family-complex="Aptos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bold" fo:font-family="Aptos" style:font-family-asian="Aptos" style:font-family-complex="Aptos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bold" fo:font-family="Aptos" style:font-family-asian="Aptos" style:font-family-complex="Aptos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Aptos" style:font-family-asian="Aptos" style:font-family-complex="Aptos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bold" fo:font-family="Aptos" style:font-family-asian="Aptos" style:font-family-complex="Aptos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Aptos" style:font-family-asian="Aptos" style:font-family-complex="Aptos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bold" fo:font-family="Aptos" style:font-family-asian="Aptos" style:font-family-complex="Aptos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Aptos" style:font-family-asian="Aptos" style:font-family-complex="Aptos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bold" fo:font-family="Aptos" style:font-family-asian="Aptos" style:font-family-complex="Aptos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Aptos" style:font-family-asian="Aptos" style:font-family-complex="Aptos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bold" fo:font-family="Aptos" style:font-family-asian="Aptos" style:font-family-complex="Aptos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Aptos" style:font-family-asian="Aptos" style:font-family-complex="Aptos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bold" fo:font-family="Aptos" style:font-family-asian="Aptos" style:font-family-complex="Aptos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Aptos" style:font-family-asian="Aptos" style:font-family-complex="Aptos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bold" fo:font-family="Aptos" style:font-family-asian="Aptos" style:font-family-complex="Aptos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Aptos" style:font-family-asian="Aptos" style:font-family-complex="Aptos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bold" fo:font-family="Aptos" style:font-family-asian="Aptos" style:font-family-complex="Aptos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Aptos" style:font-family-asian="Aptos" style:font-family-complex="Aptos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2.00pt"/>
    </style:style>
    <style:style style:name="P2" style:family="paragraph">
      <style:paragraph-properties fo:line-height="100.00%" fo:text-align="left" fo:margin-left="5.40pt" fo:text-indent="-5.40pt">
        <style:tab-stops>
          <style:tab-stop style:position="123.90pt" style:type="center"/>
          <style:tab-stop style:position="16442.65pt"/>
        </style:tab-stops>
      </style:paragraph-properties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left" fo:margin-left="5.40pt" fo:text-indent="-5.40pt">
        <style:tab-stops>
          <style:tab-stop style:position="123.90pt" style:type="center"/>
          <style:tab-stop style:position="16442.65pt"/>
        </style:tab-stops>
      </style:paragraph-properties>
    </style:style>
    <style:style style:name="P5" style:family="paragraph">
      <style:paragraph-properties fo:line-height="100.00%" fo:text-align="left" fo:margin-left="5.40pt" fo:text-indent="-5.40pt">
        <style:tab-stops>
          <style:tab-stop style:position="123.90pt" style:type="center"/>
          <style:tab-stop style:position="16442.65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5.40pt" fo:text-indent="-5.40pt">
        <style:tab-stops>
          <style:tab-stop style:position="123.90pt" style:type="center"/>
          <style:tab-stop style:position="16442.65pt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left="5.40pt" fo:text-indent="-5.40pt">
        <style:tab-stops>
          <style:tab-stop style:position="123.90pt" style:type="center"/>
          <style:tab-stop style:position="16442.65pt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5.40pt" fo:text-indent="-5.40pt">
        <style:tab-stops>
          <style:tab-stop style:position="123.90pt" style:type="center"/>
          <style:tab-stop style:position="16442.65pt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left="5.40pt" fo:text-indent="-5.40pt">
        <style:tab-stops>
          <style:tab-stop style:position="123.90pt" style:type="center"/>
          <style:tab-stop style:position="16442.65pt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left="5.40pt" fo:text-indent="-5.40pt">
        <style:tab-stops>
          <style:tab-stop style:position="123.90pt" style:type="center"/>
          <style:tab-stop style:position="16442.65pt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left="5.40pt" fo:text-indent="-5.40pt">
        <style:tab-stops>
          <style:tab-stop style:position="123.90pt" style:type="center"/>
          <style:tab-stop style:position="16442.65pt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left="5.40pt" fo:text-indent="-5.40pt">
        <style:tab-stops>
          <style:tab-stop style:position="123.90pt" style:type="center"/>
          <style:tab-stop style:position="16442.65pt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left="5.40pt" fo:text-indent="-5.40pt">
        <style:tab-stops>
          <style:tab-stop style:position="123.90pt" style:type="center"/>
          <style:tab-stop style:position="16442.65pt"/>
        </style:tab-stops>
      </style:paragraph-properties>
    </style:style>
    <style:style style:name="P22" style:family="paragraph">
      <style:paragraph-properties fo:line-height="115.00%" fo:text-align="left" fo:margin-bottom="8.00pt"/>
    </style:style>
    <style:style style:name="TableColumn0100" style:family="table-column">
      <style:table-column-properties style:column-width="1.795833in"/>
    </style:style>
    <style:style style:name="TableColumn0101" style:family="table-column">
      <style:table-column-properties style:column-width="4.704167in"/>
    </style:style>
    <style:style style:name="Table01" style:family="table">
      <style:table-properties style:width="6.500000in" fo:margin-left="0.000000in" style:writing-mode="lr" table:align="left" style:may-break-between-rows="true"/>
    </style:style>
    <style:style style:name="TableRow0100" style:family="table-row">
      <style:table-row-properties style:min-row-height="0.208333in"/>
    </style:style>
    <style:style style:name="TableCell010000" style:family="table-cell">
      <style:table-cell-properties fo:border-top="0.003472in solid #45b0e1" fo:border-left="0.000694in solid #000000" fo:border-right="0.003472in solid #45b0e1" fo:border-bottom="0.003472in solid #45b0e1" fo:padding-left="0.075000in" fo:padding-right="0.075000in" fo:vertical-align="center" fo:background-color="#ffffff"/>
    </style:style>
    <style:style style:name="TableCell010001" style:family="table-cell">
      <style:table-cell-properties fo:border-top="0.003472in solid #45b0e1" fo:border-left="0.003472in solid #45b0e1" fo:border-right="0.000694in solid #000000" fo:border-bottom="0.003472in solid #45b0e1" fo:padding-left="0.075000in" fo:padding-right="0.075000in" fo:vertical-align="center" fo:background-color="#ffffff"/>
    </style:style>
    <style:style style:name="TableRow0101" style:family="table-row">
      <style:table-row-properties style:min-row-height="0.208333in"/>
    </style:style>
    <style:style style:name="TableCell010100" style:family="table-cell">
      <style:table-cell-properties fo:border-top="0.003472in solid #45b0e1" fo:border-left="0.000694in solid #000000" fo:border-right="0.003472in solid #45b0e1" fo:border-bottom="0.003472in solid #45b0e1" fo:padding-left="0.075000in" fo:padding-right="0.075000in" fo:vertical-align="center" fo:background-color="#ffffff"/>
    </style:style>
    <style:style style:name="TableCell010101" style:family="table-cell">
      <style:table-cell-properties fo:border-top="0.003472in solid #45b0e1" fo:border-left="0.003472in solid #45b0e1" fo:border-right="0.000694in solid #000000" fo:border-bottom="0.003472in solid #45b0e1" fo:padding-left="0.075000in" fo:padding-right="0.075000in" fo:vertical-align="center" fo:background-color="#ffffff"/>
    </style:style>
    <style:style style:name="TableRow0102" style:family="table-row">
      <style:table-row-properties style:min-row-height="0.208333in"/>
    </style:style>
    <style:style style:name="TableCell010200" style:family="table-cell">
      <style:table-cell-properties fo:border-top="0.003472in solid #45b0e1" fo:border-left="0.000694in solid #000000" fo:border-right="0.003472in solid #45b0e1" fo:border-bottom="0.003472in solid #45b0e1" fo:padding-left="0.075000in" fo:padding-right="0.075000in" fo:vertical-align="center" fo:background-color="#ffffff"/>
    </style:style>
    <style:style style:name="TableCell010201" style:family="table-cell">
      <style:table-cell-properties fo:border-top="0.003472in solid #45b0e1" fo:border-left="0.003472in solid #45b0e1" fo:border-right="0.000694in solid #000000" fo:border-bottom="0.003472in solid #45b0e1" fo:padding-left="0.075000in" fo:padding-right="0.075000in" fo:vertical-align="center" fo:background-color="#ffffff"/>
    </style:style>
    <style:style style:name="TableRow0103" style:family="table-row">
      <style:table-row-properties style:min-row-height="0.208333in"/>
    </style:style>
    <style:style style:name="TableCell010300" style:family="table-cell">
      <style:table-cell-properties fo:border-top="0.003472in solid #45b0e1" fo:border-left="0.000694in solid #000000" fo:border-right="0.003472in solid #45b0e1" fo:border-bottom="0.003472in solid #45b0e1" fo:padding-left="0.075000in" fo:padding-right="0.075000in" fo:vertical-align="center" fo:background-color="#ffffff"/>
    </style:style>
    <style:style style:name="TableCell010301" style:family="table-cell">
      <style:table-cell-properties fo:border-top="0.003472in solid #45b0e1" fo:border-left="0.003472in solid #45b0e1" fo:border-right="0.000694in solid #000000" fo:border-bottom="0.003472in solid #45b0e1" fo:padding-left="0.075000in" fo:padding-right="0.075000in" fo:vertical-align="center" fo:background-color="#ffffff"/>
    </style:style>
    <style:style style:name="TableRow0104" style:family="table-row">
      <style:table-row-properties style:min-row-height="0.208333in"/>
    </style:style>
    <style:style style:name="TableCell010400" style:family="table-cell">
      <style:table-cell-properties fo:border-top="0.003472in solid #45b0e1" fo:border-left="0.000694in solid #000000" fo:border-right="0.003472in solid #45b0e1" fo:border-bottom="0.003472in solid #45b0e1" fo:padding-left="0.075000in" fo:padding-right="0.075000in" fo:vertical-align="center" fo:background-color="#ffffff"/>
    </style:style>
    <style:style style:name="TableCell010401" style:family="table-cell">
      <style:table-cell-properties fo:border-top="0.003472in solid #45b0e1" fo:border-left="0.003472in solid #45b0e1" fo:border-right="0.000694in solid #000000" fo:border-bottom="0.003472in solid #45b0e1" fo:padding-left="0.075000in" fo:padding-right="0.075000in" fo:vertical-align="center" fo:background-color="#ffffff"/>
    </style:style>
    <style:style style:name="TableRow0105" style:family="table-row">
      <style:table-row-properties style:min-row-height="0.208333in"/>
    </style:style>
    <style:style style:name="TableCell010500" style:family="table-cell">
      <style:table-cell-properties fo:border-top="0.003472in solid #45b0e1" fo:border-left="0.000694in solid #000000" fo:border-right="0.003472in solid #45b0e1" fo:border-bottom="0.003472in solid #45b0e1" fo:padding-left="0.075000in" fo:padding-right="0.075000in" fo:vertical-align="center" fo:background-color="#ffffff"/>
    </style:style>
    <style:style style:name="TableCell010501" style:family="table-cell">
      <style:table-cell-properties fo:border-top="0.003472in solid #45b0e1" fo:border-left="0.003472in solid #45b0e1" fo:border-right="0.000694in solid #000000" fo:border-bottom="0.003472in solid #45b0e1" fo:padding-left="0.075000in" fo:padding-right="0.075000in" fo:vertical-align="center" fo:background-color="#ffffff"/>
    </style:style>
    <style:style style:name="TableRow0106" style:family="table-row">
      <style:table-row-properties style:min-row-height="0.208333in"/>
    </style:style>
    <style:style style:name="TableCell010600" style:family="table-cell">
      <style:table-cell-properties fo:border-top="0.003472in solid #45b0e1" fo:border-left="0.000694in solid #000000" fo:border-right="0.003472in solid #45b0e1" fo:border-bottom="0.003472in solid #45b0e1" fo:padding-left="0.075000in" fo:padding-right="0.075000in" fo:vertical-align="center" fo:background-color="#ffffff"/>
    </style:style>
    <style:style style:name="TableCell010601" style:family="table-cell">
      <style:table-cell-properties fo:border-top="0.003472in solid #45b0e1" fo:border-left="0.003472in solid #45b0e1" fo:border-right="0.000694in solid #000000" fo:border-bottom="0.003472in solid #45b0e1" fo:padding-left="0.075000in" fo:padding-right="0.075000in" fo:vertical-align="center" fo:background-color="#ffffff"/>
    </style:style>
    <style:style style:name="TableRow0107" style:family="table-row">
      <style:table-row-properties style:min-row-height="0.208333in"/>
    </style:style>
    <style:style style:name="TableCell010700" style:family="table-cell">
      <style:table-cell-properties fo:border-top="0.003472in solid #45b0e1" fo:border-left="0.000694in solid #000000" fo:border-right="0.003472in solid #45b0e1" fo:border-bottom="0.003472in solid #45b0e1" fo:padding-left="0.075000in" fo:padding-right="0.075000in" fo:vertical-align="center" fo:background-color="#ffffff"/>
    </style:style>
    <style:style style:name="TableCell010701" style:family="table-cell">
      <style:table-cell-properties fo:border-top="0.003472in solid #45b0e1" fo:border-left="0.003472in solid #45b0e1" fo:border-right="0.000694in solid #000000" fo:border-bottom="0.003472in solid #45b0e1" fo:padding-left="0.075000in" fo:padding-right="0.075000in" fo:vertical-align="center" fo:background-color="#ffffff"/>
    </style:style>
    <style:style style:name="TableRow0108" style:family="table-row">
      <style:table-row-properties style:min-row-height="0.208333in"/>
    </style:style>
    <style:style style:name="TableCell010800" style:family="table-cell">
      <style:table-cell-properties fo:border-top="0.003472in solid #45b0e1" fo:border-left="0.000694in solid #000000" fo:border-right="0.003472in solid #45b0e1" fo:border-bottom="0.003472in solid #45b0e1" fo:padding-left="0.075000in" fo:padding-right="0.075000in" fo:vertical-align="center" fo:background-color="#ffffff"/>
    </style:style>
    <style:style style:name="TableCell010801" style:family="table-cell">
      <style:table-cell-properties fo:border-top="0.003472in solid #45b0e1" fo:border-left="0.003472in solid #45b0e1" fo:border-right="0.000694in solid #000000" fo:border-bottom="0.003472in solid #45b0e1" fo:padding-left="0.075000in" fo:padding-right="0.075000in" fo:vertical-align="center" fo:background-color="#ffffff"/>
    </style:style>
  </office:automatic-styles>
  <office:body>
    <office:text>
      <text:p text:style-name="P1"><text:span text:style-name="T1">Casos de Uso Empezar Partida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3">Elemento</text:span><text:span text:style-name="T4"/></text:p>
          </table:table-cell>
          <table:table-cell table:style-name="TableCell010001">
            <text:p text:style-name="P3"><text:span text:style-name="T5">Descripción</text:span><text:span text:style-name="T6"/></text:p>
          </table:table-cell>
        </table:table-row>
        <table:table-row table:style-name="TableRow0101">
          <table:table-cell table:style-name="TableCell010100">
            <text:p text:style-name="P6"><text:span text:style-name="T7">Nombre del Caso de Uso</text:span><text:span text:style-name="T8"/></text:p>
          </table:table-cell>
          <table:table-cell table:style-name="TableCell010101">
            <text:p text:style-name="P6"><text:span text:style-name="T9">Empezar Partida en Solitario</text:span><text:span text:style-name="T10"/></text:p>
          </table:table-cell>
        </table:table-row>
        <table:table-row table:style-name="TableRow0102">
          <table:table-cell table:style-name="TableCell010200">
            <text:p text:style-name="P8"><text:span text:style-name="T11">ID</text:span><text:span text:style-name="T12"/></text:p>
          </table:table-cell>
          <table:table-cell table:style-name="TableCell010201">
            <text:p text:style-name="P8"><text:span text:style-name="T13">CU-004</text:span><text:span text:style-name="T14"/></text:p>
          </table:table-cell>
        </table:table-row>
        <table:table-row table:style-name="TableRow0103">
          <table:table-cell table:style-name="TableCell010300">
            <text:p text:style-name="P10"><text:span text:style-name="T15">Descripción</text:span><text:span text:style-name="T16"/></text:p>
          </table:table-cell>
          <table:table-cell table:style-name="TableCell010301">
            <text:p text:style-name="P10"><text:span text:style-name="T17">El usuario navega por los menús hasta empezar una partida en solitario.</text:span><text:span text:style-name="T18"/></text:p>
          </table:table-cell>
        </table:table-row>
        <table:table-row table:style-name="TableRow0104">
          <table:table-cell table:style-name="TableCell010400">
            <text:p text:style-name="P12"><text:span text:style-name="T19">Actores</text:span><text:span text:style-name="T20"/></text:p>
          </table:table-cell>
          <table:table-cell table:style-name="TableCell010401">
            <text:p text:style-name="P12"><text:span text:style-name="T21">Usuario, Sistema</text:span><text:span text:style-name="T22"/></text:p>
          </table:table-cell>
        </table:table-row>
        <table:table-row table:style-name="TableRow0105">
          <table:table-cell table:style-name="TableCell010500">
            <text:p text:style-name="P14"><text:span text:style-name="T23">Precondiciones</text:span><text:span text:style-name="T24"/></text:p>
          </table:table-cell>
          <table:table-cell table:style-name="TableCell010501">
            <text:p text:style-name="P14"><text:span text:style-name="T25">---</text:span><text:span text:style-name="T26"/></text:p>
          </table:table-cell>
        </table:table-row>
        <table:table-row table:style-name="TableRow0106">
          <table:table-cell table:style-name="TableCell010600">
            <text:p text:style-name="P16"><text:span text:style-name="T27">Flujo Principal</text:span><text:span text:style-name="T28"/></text:p>
          </table:table-cell>
          <table:table-cell table:style-name="TableCell010601">
            <text:p text:style-name="P16"><text:span text:style-name="T29">1. El usuario pulsa en el botón "Jugar", desde el menú principal.</text:span></text:p>
            <text:p text:style-name="P16"><text:span text:style-name="T29">2. El usuario pulsa en el botón "Solo".</text:span></text:p>
            <text:p text:style-name="P16"><text:span text:style-name="T29">3. El usuario elige los ajustes de la partida, y cuando esté listo, pulsa el botón "Empezar".</text:span></text:p>
            <text:p text:style-name="P16"><text:span text:style-name="T30"/></text:p>
          </table:table-cell>
        </table:table-row>
        <table:table-row table:style-name="TableRow0107">
          <table:table-cell table:style-name="TableCell010700">
            <text:p text:style-name="P18"><text:span text:style-name="T31">Flujos Alternativos</text:span><text:span text:style-name="T32"/></text:p>
          </table:table-cell>
          <table:table-cell table:style-name="TableCell010701">
            <text:p text:style-name="P18"><text:span text:style-name="T33">---</text:span><text:span text:style-name="T34"/></text:p>
          </table:table-cell>
        </table:table-row>
        <table:table-row table:style-name="TableRow0108">
          <table:table-cell table:style-name="TableCell010800">
            <text:p text:style-name="P20"><text:span text:style-name="T35">Postcondiciones</text:span><text:span text:style-name="T36"/></text:p>
          </table:table-cell>
          <table:table-cell table:style-name="TableCell010801">
            <text:p text:style-name="P20"><text:span text:style-name="T37">El sistema carga una nueva partida.</text:span><text:span text:style-name="T38"/></text:p>
          </table:table-cell>
        </table:table-row>
      </table:table>
      <text:p text:style-name="P22"><text:span text:style-name="T38"/></text:p>
      <text:p text:style-name="P22"><text:span text:style-name="T38"/></text:p>
      <text:p text:style-name="P22"><text:span text:style-name="T38"/></text:p>
      <text:p text:style-name="P22"><text:span text:style-name="T38"/></text:p>
      <text:p text:style-name="P22"><text:span text:style-name="T38"/></text:p>
      <text:p text:style-name="P22"><text:span text:style-name="T3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